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rianne" svg:font-family="Marianne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-tête" style:master-page-name="MP0" style:family="paragraph">
      <style:paragraph-properties fo:break-before="page" fo:text-align="end"/>
      <style:text-properties fo:font-weight="bold" style:font-weight-asian="bold" style:font-weight-complex="bold" fo:font-size="12pt" style:font-size-asian="12pt" style:font-size-complex="12pt"/>
    </style:style>
    <style:style style:name="P3" style:parent-style-name="En-tête" style:family="paragraph">
      <style:paragraph-properties fo:text-align="end"/>
      <style:text-properties fo:font-weight="bold" style:font-weight-asian="bold" style:font-weight-complex="bold" fo:font-size="12pt" style:font-size-asian="12pt" style:font-size-complex="12pt"/>
    </style:style>
    <style:style style:name="P4" style:parent-style-name="ServiceInfoHeader" style:family="paragraph">
      <style:text-properties style:font-name="Marianne" fo:language="fr" fo:country="FR"/>
    </style:style>
    <style:style style:name="P5" style:parent-style-name="En-tête" style:family="paragraph">
      <style:text-properties fo:language="fr" fo:country="FR"/>
    </style:style>
    <style:style style:name="P6" style:parent-style-name="Textbody" style:family="paragraph">
      <style:text-properties style:font-name="Marianne"/>
    </style:style>
    <style:style style:name="P7" style:parent-style-name="Textbody" style:family="paragraph">
      <style:paragraph-properties fo:text-align="center"/>
      <style:text-properties style:font-name="Marianne"/>
    </style:style>
    <style:style style:name="TableColumn9" style:family="table-column">
      <style:table-column-properties style:column-width="6.693in" style:use-optimal-column-width="false"/>
    </style:style>
    <style:style style:name="Table8" style:family="table">
      <style:table-properties style:width="6.69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extbody" style:family="paragraph">
      <style:paragraph-properties fo:text-align="center"/>
      <style:text-properties style:font-name="Marianne" fo:font-weight="bold" style:font-weight-asian="bold" style:font-weight-complex="bold" fo:font-size="12pt" style:font-size-asian="12pt" style:font-size-complex="12pt"/>
    </style:style>
    <style:style style:name="P13" style:parent-style-name="Textbody" style:family="paragraph">
      <style:paragraph-properties fo:text-align="center"/>
      <style:text-properties style:font-name="Marianne" fo:font-weight="bold" style:font-weight-asian="bold" style:font-weight-complex="bold" fo:font-size="14pt" style:font-size-asian="14pt" style:font-size-complex="14pt"/>
    </style:style>
    <style:style style:name="P14" style:parent-style-name="Textbody" style:family="paragraph">
      <style:paragraph-properties fo:text-align="center"/>
      <style:text-properties style:font-name="Marianne" fo:font-weight="bold" style:font-weight-asian="bold" style:font-weight-complex="bold" fo:font-size="14pt" style:font-size-asian="14pt" style:font-size-complex="14pt"/>
    </style:style>
    <style:style style:name="P15" style:parent-style-name="Textbody" style:family="paragraph">
      <style:paragraph-properties fo:text-align="center"/>
      <style:text-properties style:font-name="Marianne" fo:font-weight="bold" style:font-weight-asian="bold" style:font-weight-complex="bold" fo:font-size="12pt" style:font-size-asian="12pt" style:font-size-complex="12pt"/>
    </style:style>
    <style:style style:name="P16" style:parent-style-name="Textbody" style:family="paragraph">
      <style:paragraph-properties fo:text-align="center"/>
      <style:text-properties style:font-name="Marianne" fo:font-weight="bold" style:font-weight-asian="bold" style:font-weight-complex="bold" fo:color="#C9211E" fo:font-size="12pt" style:font-size-asian="12pt" style:font-size-complex="12pt"/>
    </style:style>
    <style:style style:name="P17" style:parent-style-name="Textbody" style:family="paragraph">
      <style:paragraph-properties fo:text-align="center"/>
    </style:style>
    <style:style style:name="T18" style:parent-style-name="Policepardéfaut" style:family="text">
      <style:text-properties style:font-name="Marianne" fo:font-weight="bold" style:font-weight-asian="bold" style:font-weight-complex="bold" fo:color="#C9211E" fo:font-size="14pt" style:font-size-asian="14pt" style:font-size-complex="14pt"/>
    </style:style>
    <style:style style:name="T19" style:parent-style-name="Policepardéfaut" style:family="text">
      <style:text-properties style:font-name="Marianne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="Marianne" fo:font-weight="bold" style:font-weight-asian="bold" style:font-weight-complex="bold" fo:color="#C9211E" fo:font-size="14pt" style:font-size-asian="14pt" style:font-size-complex="14pt"/>
    </style:style>
    <style:style style:name="T21" style:parent-style-name="Policepardéfaut" style:family="text">
      <style:text-properties style:font-name="Marianne" fo:font-weight="bold" style:font-weight-asian="bold" style:font-weight-complex="bold" fo:color="#C9211E" fo:font-size="14pt" style:font-size-asian="14pt" style:font-size-complex="14pt"/>
    </style:style>
    <style:style style:name="T22" style:parent-style-name="Policepardéfaut" style:family="text">
      <style:text-properties style:font-name="Marianne" fo:font-weight="bold" style:font-weight-asian="bold" style:font-weight-complex="bold" fo:color="#C9211E" fo:font-size="14pt" style:font-size-asian="14pt" style:font-size-complex="14pt"/>
    </style:style>
    <style:style style:name="P23" style:parent-style-name="Textbody" style:family="paragraph">
      <style:paragraph-properties fo:text-align="center"/>
      <style:text-properties style:font-name="Marianne" fo:font-weight="bold" style:font-weight-asian="bold" style:font-weight-complex="bold" fo:color="#C9211E" fo:font-size="14pt" style:font-size-asian="14pt" style:font-size-complex="14pt"/>
    </style:style>
    <style:style style:name="P24" style:parent-style-name="Textbody" style:family="paragraph">
      <style:paragraph-properties fo:text-align="center"/>
      <style:text-properties style:font-name="Marianne" fo:font-weight="bold" style:font-weight-asian="bold" style:font-weight-complex="bold" fo:color="#70AD47" fo:font-size="14pt" style:font-size-asian="14pt" style:font-size-complex="14pt"/>
    </style:style>
    <style:style style:name="P25" style:parent-style-name="Textbody" style:family="paragraph">
      <style:paragraph-properties fo:text-align="center"/>
      <style:text-properties style:font-name="Marianne" fo:font-weight="bold" style:font-weight-asian="bold" style:font-weight-complex="bold" fo:color="#70AD47" fo:font-size="14pt" style:font-size-asian="14pt" style:font-size-complex="14pt"/>
    </style:style>
    <style:style style:name="P26" style:parent-style-name="Textbody" style:family="paragraph">
      <style:paragraph-properties fo:text-align="center"/>
      <style:text-properties style:font-name="Marianne" fo:font-weight="bold" style:font-weight-asian="bold" style:font-weight-complex="bold" fo:color="#70AD47" fo:font-size="14pt" style:font-size-asian="14pt" style:font-size-complex="14pt"/>
    </style:style>
    <style:style style:name="P27" style:parent-style-name="Textbody" style:family="paragraph">
      <style:paragraph-properties fo:text-align="center"/>
      <style:text-properties style:font-name="Marianne" fo:font-weight="bold" style:font-weight-asian="bold" style:font-weight-complex="bold" fo:color="#70AD47" fo:font-size="14pt" style:font-size-asian="14pt" style:font-size-complex="14pt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T30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32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33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34" style:parent-style-name="Textbody" style:family="paragraph">
      <style:paragraph-properties fo:text-align="justify"/>
    </style:style>
    <style:style style:name="T35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36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37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38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39" style:parent-style-name="Textbody" style:family="paragraph">
      <style:paragraph-properties fo:text-align="justify"/>
    </style:style>
    <style:style style:name="T40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42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44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46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47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48" style:parent-style-name="Textbody" style:family="paragraph">
      <style:paragraph-properties fo:text-align="justify"/>
    </style:style>
    <style:style style:name="T49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0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1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2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53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4" style:parent-style-name="Textbody" style:family="paragraph">
      <style:paragraph-properties fo:text-align="justify"/>
    </style:style>
    <style:style style:name="T55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6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7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8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59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60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61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62" style:parent-style-name="Textbody" style:family="paragraph">
      <style:paragraph-properties fo:text-align="justify"/>
    </style:style>
    <style:style style:name="T63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64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position="4.1% 100%" fo:font-size="12pt" style:font-size-asian="12pt" style:font-size-complex="12pt"/>
    </style:style>
    <style:style style:name="T65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66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67" style:parent-style-name="Textbody" style:family="paragraph">
      <style:paragraph-properties fo:text-align="justify"/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68" style:parent-style-name="Textbody" style:family="paragraph">
      <style:paragraph-properties fo:text-align="justify"/>
    </style:style>
    <style:style style:name="P69" style:parent-style-name="Textbody" style:family="paragraph">
      <style:paragraph-properties fo:text-align="justify"/>
    </style:style>
    <style:style style:name="T70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71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72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73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74" style:parent-style-name="Textbody" style:family="paragraph">
      <style:paragraph-properties fo:text-align="justify"/>
    </style:style>
    <style:style style:name="T75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76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77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78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79" style:parent-style-name="Textbody" style:family="paragraph">
      <style:paragraph-properties fo:text-align="justify"/>
    </style:style>
    <style:style style:name="T80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T81" style:parent-style-name="Policepardéfaut" style:family="text">
      <style:text-properties fo:font-weight="bold" style:font-weight-asian="bold" style:font-weight-complex="bold" style:text-position="4.1% 100%" fo:font-size="12pt" style:font-size-asian="12pt" style:font-size-complex="12pt"/>
    </style:style>
    <style:style style:name="P82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83" style:parent-style-name="Textbod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84" style:parent-style-name="Textbody" style:family="paragraph">
      <style:paragraph-properties fo:text-align="center"/>
    </style:style>
    <style:style style:name="T85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position="4.1% 100%" fo:font-size="12pt" style:font-size-asian="12pt" style:font-size-complex="12pt"/>
    </style:style>
    <style:style style:name="T86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position="4.1% 100%" fo:font-size="12pt" style:font-size-asian="12pt" style:font-size-complex="12pt"/>
    </style:style>
    <style:style style:name="P87" style:parent-style-name="Textbody" style:family="paragraph">
      <style:paragraph-properties fo:text-align="center"/>
    </style:style>
    <style:style style:name="T88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position="4.1% 100%" fo:font-size="12pt" style:font-size-asian="12pt" style:font-size-complex="12pt"/>
    </style:style>
  </office:automatic-styles>
  <office:body>
    <office:text text:use-soft-page-breaks="true">
      <text:p text:style-name="P1"><text:tab/></text:p>
      <text:p text:style-name="P3"/>
      <text:p text:style-name="P4">Direction des Migrations</text:p>
      <text:p text:style-name="P5"/>
      <text:p text:style-name="P6"/>
      <text:p text:style-name="P7"><text:s text:c="83"/>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/>
            <text:p text:style-name="P13">Demande de rendez-vous</text:p>
            <text:p text:style-name="P14">de renouvellement de titre</text:p>
            <text:p text:style-name="P15"/>
          </table:table-cell>
        </table:table-row>
      </table:table>
      <text:p text:style-name="P16"/>
      <text:p text:style-name="P17"><text:span text:style-name="T18">Merci de compléter<text:s/></text:span><text:span text:style-name="T19">lisiblement et en totalité</text:span><text:span text:style-name="T20"><text:s/>toutes les information</text:span><text:span text:style-name="T21">s</text:span><text:span text:style-name="T22"><text:s/>demandées</text:span></text:p>
      <text:p text:style-name="P23">Les formulaires incomplets ou illisibles ne seront pas traités</text:p>
      <text:p text:style-name="P24"/>
      <text:p text:style-name="P25">Bonjour ,</text:p>
      <text:p text:style-name="P26">Suite à votre mail je vous présente ce document<text:s/></text:p>
      <text:p text:style-name="P27"><text:s/>je veux faire une demande de la carte de 10 ans pour créer une nouvelle entreprise</text:p>
      <text:p text:style-name="P28"/>
      <text:p text:style-name="P29"><text:span text:style-name="T30">NOM : <text:s text:c="5"/></text:span><text:span text:style-name="T31">DAHAR</text:span><text:span text:style-name="T32">_ _ _ _ _ _ _ _ _ _ _ _ _ _ _ _</text:span></text:p>
      <text:p text:style-name="P33"/>
      <text:p text:style-name="P34"><text:span text:style-name="T35">Prénom :<text:s/></text:span><text:span text:style-name="T36">YOUSSEF</text:span><text:span text:style-name="T37">_ _ _ _ _ _ _ _ _ _ ___ _ _</text:span></text:p>
      <text:p text:style-name="P38"/>
      <text:p text:style-name="P39"><text:span text:style-name="T40">Date de Naissance : <text:s/></text:span><text:span text:style-name="T41">01</text:span><text:span text:style-name="T42"><text:s/>/</text:span><text:span text:style-name="T43"><text:s/>01</text:span><text:span text:style-name="T44"><text:s/></text:span><text:span text:style-name="T45">/</text:span><text:span text:style-name="T46"><text:s/>1992</text:span></text:p>
      <text:p text:style-name="P47"/>
      <text:p text:style-name="P48"><text:span text:style-name="T49">N° étranger (à 10<text:s/></text:span><text:span text:style-name="T50">chiffres figurant sur le titre) : _ _ _</text:span><text:span text:style-name="T51">991877185</text:span><text:span text:style-name="T52">_ _ _ _ _ _ _</text:span></text:p>
      <text:p text:style-name="P53"/>
      <text:p text:style-name="P54"><text:span text:style-name="T55">Date d’expiration du titre : <text:s text:c="3"/></text:span><text:span text:style-name="T56">08</text:span><text:span text:style-name="T57"><text:s/>/<text:s/></text:span><text:span text:style-name="T58">12</text:span><text:span text:style-name="T59"><text:s text:c="2"/>/<text:s/></text:span><text:span text:style-name="T60">2023</text:span></text:p>
      <text:p text:style-name="P61"/>
      <text:p text:style-name="P62"><text:span text:style-name="T63">Adresse de messagerie<text:s/></text:span><text:span text:style-name="T64">(écrire très lisiblement, la convocation y sera adressée)</text:span><text:span text:style-name="T65"> :</text:span></text:p>
      <text:p text:style-name="P66"/>
      <text:p text:style-name="P67">YOUSSEF.DAHAR<text:s/>@GMAIL.COM</text:p>
      <text:p text:style-name="P68"/>
      <text:p text:style-name="P69"><text:span text:style-name="T70">Téléphone : _<text:s/></text:span><text:span text:style-name="T71">06.69.07.65.35</text:span><text:span text:style-name="T72"><text:s/>_ _ _ _ _ _ _ _ _ _</text:span></text:p>
      <text:p text:style-name="P73"/>
      <text:p text:style-name="P74"><text:span text:style-name="T75">Commune de résidence : _ _<text:s/></text:span><text:span text:style-name="T76">Élancourt 78990</text:span><text:span text:style-name="T77">__ _ _ _ _ _ _ _ _</text:span></text:p>
      <text:p text:style-name="P78"/>
      <text:p text:style-name="P79"><text:span text:style-name="T80">Changement de statut :<text:s/></text:span><text:span text:style-name="T81">non</text:span></text:p>
      <text:p text:style-name="P82"/>
      <text:p text:style-name="P83"/>
      <text:p text:style-name="P84"><text:span text:style-name="T85">Ce document est à déposer exclusivement à l’ac</text:span><text:span text:style-name="T86">cueil de la Préfecture des Yvelines</text:span></text:p>
      <text:p text:style-name="P87"><text:span text:style-name="T88">1 avenue de l’Europe 78 000 Versail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rianne" svg:font-family="Marianne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default-outline-level="1">
      <style:paragraph-properties fo:text-align="center" fo:margin-left="0.077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/>
      <style:text-properties fo:color="#344E4A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 style:next-style-name="modLetpersonelleSP" style:auto-update="true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line-height="115%"/>
      <style:text-properties fo:font-size="10pt" style:font-size-asian="10pt" fo:language="fr" fo:country="FR"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top="0.0013in" fo:margin-left="0.3291in" fo:text-indent="-0.2402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Date1" style:display-name="Date1" style:family="paragraph" style:parent-style-name="Standard">
      <style:paragraph-properties fo:margin-left="0.077in">
        <style:tab-stops/>
      </style:paragraph-properties>
      <style:text-properties fo:font-style="italic" style:font-style-asian="italic" fo:color="#231F20" fo:font-size="10pt" style:font-size-asian="10pt" fo:language="fr" fo:country="FR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Objet" style:display-name="Objet" style:family="paragraph" style:parent-style-name="Textbody">
      <style:paragraph-properties fo:margin-top="0.0715in" fo:line-height="0.168in"/>
      <style:text-properties fo:font-weight="bold" style:font-weight-asian="bold" fo:color="#231F20" fo:hyphenate="false"/>
    </style:style>
    <style:style style:name="Signat" style:display-name="Signat" style:family="paragraph" style:parent-style-name="Titre1" style:default-outline-level="1">
      <style:paragraph-properties fo:text-align="end" fo:margin-left="0in">
        <style:tab-stops/>
      </style:paragraph-properties>
      <style:text-properties fo:color="#000000" fo:font-size="8pt" style:font-size-asian="8pt" fo:language="fr" fo:country="FR" fo:hyphenate="false"/>
    </style:style>
    <style:style style:name="Titredelapage" style:display-name="Titre de la page" style:family="paragraph" style:parent-style-name="Standard">
      <style:paragraph-properties fo:text-align="center" fo:margin-bottom="0.0833in" fo:line-height="110%"/>
      <style:text-properties fo:font-weight="bold" style:font-weight-asian="bold" style:font-weight-complex="bold" fo:font-size="12pt" style:font-size-asian="12pt" style:font-size-complex="10pt" fo:language="fr" fo:country="FR" style:language-asian="fr" style:country-asian="FR" fo:hyphenate="false"/>
    </style:style>
    <style:style style:name="Sous-titrecentrébold" style:display-name="Sous-titre centré bold" style:family="paragraph" style:parent-style-name="Titredelapage">
      <style:text-properties fo:font-size="8pt" style:font-size-asian="8pt" style:font-size-complex="8pt" fo:hyphenate="false"/>
    </style:style>
    <style:style style:name="Sous-titre1" style:display-name="Sous-titre1" style:family="paragraph" style:parent-style-name="Standard">
      <style:paragraph-properties fo:text-align="center"/>
      <style:text-properties fo:font-weight="bold" style:font-weight-asian="bold" style:font-weight-complex="bold" fo:font-size="8pt" style:font-size-asian="8pt" style:font-size-complex="8pt" fo:language="fr" fo:country="FR" fo:hyphenate="false"/>
    </style:style>
    <style:style style:name="Sous-titre2" style:display-name="Sous-titre 2" style:family="paragraph" style:parent-style-name="Sous-titre1">
      <style:text-properties fo:font-weight="normal" style:font-weight-asian="normal" style:font-weight-complex="normal" fo:hyphenate="false"/>
    </style:style>
    <style:style style:name="Titre1demapage" style:display-name="Titre 1 de ma page" style:family="paragraph" style:parent-style-name="Textbody">
      <style:paragraph-properties fo:margin-top="0.0006in"/>
      <style:text-properties fo:font-weight="bold" style:font-weight-asian="bold" style:font-weight-complex="bold" fo:hyphenate="false"/>
    </style:style>
    <style:style style:name="Titre2demapage" style:display-name="Titre 2 de ma page" style:family="paragraph" style:parent-style-name="Titre1demapage">
      <style:text-properties fo:font-size="8pt" style:font-size-asian="8pt" style:font-size-complex="8pt" fo:hyphenate="false"/>
    </style:style>
    <style:style style:name="Titre3demapage" style:display-name="Titre 3 de ma page" style:family="paragraph" style:parent-style-name="Titre2demapage">
      <style:text-properties fo:font-weight="normal" style:font-weight-asian="normal" style:font-weight-complex="normal" fo:hyphenate="false"/>
    </style:style>
    <style:style style:name="Date2" style:display-name="Date 2" style:family="paragraph" style:parent-style-name="Standard">
      <style:paragraph-properties fo:text-align="end" fo:margin-top="0.0965in"/>
      <style:text-properties fo:color="#231F20" fo:font-size="8pt" style:font-size-asian="8pt" fo:language="fr" fo:country="FR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language="fr" fo:country="FR" style:language-asian="fr" style:country-asian="FR" fo:hyphenate="false"/>
    </style:style>
    <style:style style:name="Titre" style:display-name="Titre" style:family="paragraph" style:parent-style-name="Standard" style:next-style-name="Standard">
      <style:paragraph-properties style:contextual-spacing="true"/>
      <style:text-properties fo:letter-spacing="-0.0069in" style:letter-kerning="true" fo:font-size="28pt" style:font-size-asian="28pt" style:font-size-complex="28pt" fo:hyphenate="false"/>
    </style:style>
    <style:style style:name="Date10" style:display-name="Date 1" style:family="paragraph" style:parent-style-name="Textbody">
      <style:text-properties fo:hyphenate="false"/>
    </style:style>
    <style:style style:name="ServiceInfoHeader" style:display-name="Service Info Header" style:family="paragraph" style:parent-style-name="En-tête">
      <style:paragraph-properties fo:text-align="end"/>
      <style:text-properties fo:font-weight="bold" style:font-weight-asian="bold" style:font-weight-complex="bold" fo:font-size="12pt" style:font-size-asian="12pt" style:font-size-complex="12pt" fo:hyphenate="false"/>
    </style:style>
    <style:style style:name="PieddePage0" style:display-name="Pied de Page" style:family="paragraph" style:parent-style-name="Standard">
      <style:paragraph-properties fo:line-height="0.1118in"/>
      <style:text-properties fo:color="#939598" fo:font-size="7pt" style:font-size-asian="7pt" fo:language="fr" fo:country="FR" fo:hyphenate="false"/>
    </style:style>
    <style:style style:name="IntituleDirecteur" style:display-name="Intitule Directeur" style:family="paragraph" style:parent-style-name="Textbody">
      <style:text-properties fo:font-weight="bold" style:font-weight-asian="bold" style:font-weight-complex="bold" fo:font-size="12pt" style:font-size-asian="12pt" style:font-size-complex="12pt" fo:hyphenate="false"/>
    </style:style>
    <style:style style:name="Titrecentral" style:display-name="Titre central" style:family="paragraph" style:parent-style-name="Titre1" style:default-outline-level="1">
      <style:paragraph-properties fo:margin-left="0in">
        <style:tab-stops/>
      </style:paragraph-properties>
      <style:text-properties fo:language="fr" fo:country="FR" fo:hyphenate="false"/>
    </style:style>
    <style:style style:name="Textedebulles" style:display-name="Texte de bulles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modLetpersonelleSP" style:display-name="mod Let personelle SP" style:family="paragraph" style:parent-style-name="Date10" style:auto-update="true">
      <style:paragraph-properties>
        <style:tab-stops>
          <style:tab-stop style:type="left" style:position="0.2777in"/>
        </style:tab-stops>
      </style:paragraph-properties>
      <style:text-properties style:font-name="Marianne" style:font-name-asian="Marianne" style:font-name-complex="Marianne" fo:color="#000000" fo:hyphenate="false"/>
    </style:style>
    <style:style style:name="PieddePage2" style:display-name="Pied de Page 2" style:family="paragraph" style:parent-style-name="Standard" style:next-style-name="Textbody">
      <style:paragraph-properties fo:line-height="0.1118in"/>
      <style:text-properties fo:color="#939598" fo:font-size="7pt" style:font-size-asian="7pt" fo:language="fr" fo:country="FR" fo:hyphenate="false"/>
    </style:style>
    <style:style style:name="Internetlink" style:display-name="Internet link" style:family="text" style:parent-style-name="Policepardéfaut">
      <style:text-properties fo:color="#5770BE" style:text-underline-type="single" style:text-underline-style="solid" style:text-underline-width="auto" style:text-underline-mode="continuous" style:text-underline-color="font-color"/>
    </style:style>
    <style:style style:name="dateCar" style:display-name="date Car" style:family="text" style:parent-style-name="Policepardéfaut">
      <style:text-properties style:font-name="Arial" style:font-name-asian="Arial" style:font-name-complex="Arial" fo:font-style="italic" style:font-style-asian="italic" fo:color="#231F20" fo:font-size="10pt" style:font-size-asian="10pt" fo:language="fr" fo:country="FR"/>
    </style:style>
    <style:style style:name="En-têteCar" style:display-name="En-tête Car" style:family="text" style:parent-style-name="Policepardéfaut">
      <style:text-properties style:font-name="Arial" style:font-name-asian="Arial" style:font-name-complex="Arial"/>
    </style:style>
    <style:style style:name="PieddepageCar" style:display-name="Pied de page Car" style:family="text" style:parent-style-name="Policepardéfaut">
      <style:text-properties style:font-name="Arial" style:font-name-asian="Arial" style:font-name-complex="Arial"/>
    </style:style>
    <style:style style:name="CorpsdetexteCar" style:display-name="Corps de texte Car" style:family="text" style:parent-style-name="Policepardéfaut">
      <style:text-properties fo:font-size="10pt" style:font-size-asian="10pt" fo:language="fr" fo:country="FR"/>
    </style:style>
    <style:style style:name="ObjetCar" style:display-name="Objet Car" style:family="text" style:parent-style-name="CorpsdetexteCar">
      <style:text-properties fo:font-weight="bold" style:font-weight-asian="bold" fo:color="#231F20" fo:font-size="10pt" style:font-size-asian="10pt" fo:language="fr" fo:country="FR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SignatCar" style:display-name="Signat Car" style:family="text" style:parent-style-name="Titre1Car">
      <style:text-properties style:font-name="Arial" style:font-name-asian="Arial" style:font-name-complex="Arial" fo:font-weight="bold" style:font-weight-asian="bold" style:font-weight-complex="bold" fo:color="#000000" fo:font-size="8pt" style:font-size-asian="8pt" style:font-size-complex="12pt" fo:language="fr" fo:country="FR"/>
    </style:style>
    <style:style style:name="TitredelapageCar" style:display-name="Titre de la page Car" style:family="text">
      <style:text-properties style:font-name-asian="Arial" fo:font-weight="bold" style:font-weight-asian="bold" style:font-weight-complex="bold" fo:font-size="12pt" style:font-size-asian="12pt" style:font-size-complex="10pt" fo:language="fr" fo:country="FR" style:language-asian="fr" style:country-asian="FR"/>
    </style:style>
    <style:style style:name="Sous-titrecentréboldCar" style:display-name="Sous-titre centré bold Car" style:family="text">
      <style:text-properties style:font-name-asian="Arial" fo:font-weight="bold" style:font-weight-asian="bold" style:font-weight-complex="bold" fo:font-size="8pt" style:font-size-asian="8pt" style:font-size-complex="8pt" fo:language="fr" fo:country="FR" style:language-asian="fr" style:country-asian="FR"/>
    </style:style>
    <style:style style:name="Sous-titre1Car" style:display-name="Sous-titre1 Car" style:family="text" style:parent-style-name="Policepardéfaut">
      <style:text-properties fo:font-weight="bold" style:font-weight-asian="bold" style:font-weight-complex="bold" fo:font-size="8pt" style:font-size-asian="8pt" style:font-size-complex="8pt" fo:language="fr" fo:country="FR"/>
    </style:style>
    <style:style style:name="Sous-titre2Car" style:display-name="Sous-titre 2 Car" style:family="text" style:parent-style-name="Sous-titre1Car">
      <style:text-properties fo:font-weight="normal" style:font-weight-asian="normal" style:font-weight-complex="normal" fo:font-size="8pt" style:font-size-asian="8pt" style:font-size-complex="8pt" fo:language="fr" fo:country="FR"/>
    </style:style>
    <style:style style:name="Titre1demapageCar" style:display-name="Titre 1 de ma page Car" style:family="text" style:parent-style-name="CorpsdetexteCar">
      <style:text-properties fo:font-weight="bold" style:font-weight-asian="bold" style:font-weight-complex="bold" fo:font-size="10pt" style:font-size-asian="10pt" fo:language="fr" fo:country="FR"/>
    </style:style>
    <style:style style:name="Titre2demapageCar" style:display-name="Titre 2 de ma page Car" style:family="text" style:parent-style-name="Titre1demapageCar">
      <style:text-properties fo:font-weight="bold" style:font-weight-asian="bold" style:font-weight-complex="bold" fo:font-size="8pt" style:font-size-asian="8pt" style:font-size-complex="8pt" fo:language="fr" fo:country="FR"/>
    </style:style>
    <style:style style:name="Titre3demapageCar" style:display-name="Titre 3 de ma page Car" style:family="text" style:parent-style-name="Titre2demapageCar">
      <style:text-properties fo:font-weight="normal" style:font-weight-asian="normal" style:font-weight-complex="normal" fo:font-size="8pt" style:font-size-asian="8pt" style:font-size-complex="8pt" fo:language="fr" fo:country="FR"/>
    </style:style>
    <style:style style:name="Titre2Car" style:display-name="Titre 2 Car" style:family="text" style:parent-style-name="Policepardéfaut">
      <style:text-properties style:font-name="Arial" style:font-name-asian="Arial" style:font-name-complex="Arial" fo:color="#344E4A" fo:font-size="13pt" style:font-size-asian="13pt" style:font-size-complex="13pt"/>
    </style:style>
    <style:style style:name="Date2Car" style:display-name="Date 2 Car" style:family="text" style:parent-style-name="Policepardéfaut">
      <style:text-properties fo:color="#231F20" fo:font-size="8pt" style:font-size-asian="8pt" fo:language="fr" fo:country="FR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66964" fo:letter-spacing="0.0034in"/>
    </style:style>
    <style:style style:name="TitreCar" style:display-name="Titre Car" style:family="text" style:parent-style-name="Policepardéfaut">
      <style:text-properties style:font-name="Arial" style:font-name-asian="Arial" style:font-name-complex="Arial" fo:letter-spacing="-0.0069in" style:letter-kerning="true" fo:font-size="28pt" style:font-size-asian="28pt" style:font-size-complex="28pt"/>
    </style:style>
    <style:style style:name="Date1Car" style:display-name="Date 1 Car" style:family="text" style:parent-style-name="CorpsdetexteCar">
      <style:text-properties fo:font-size="10pt" style:font-size-asian="10pt" fo:language="fr" fo:country="FR"/>
    </style:style>
    <style:style style:name="ServiceInfoHeaderCar" style:display-name="Service Info Header Car" style:family="text" style:parent-style-name="En-têteCar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ieddePageCar0" style:display-name="Pied de Page Car" style:family="text" style:parent-style-name="Policepardéfaut">
      <style:text-properties fo:color="#939598" fo:font-size="7pt" style:font-size-asian="7pt" fo:language="fr" fo:country="FR"/>
    </style:style>
    <style:style style:name="IntituleDirecteurCar" style:display-name="Intitule Directeur Car" style:family="text" style:parent-style-name="CorpsdetexteCar">
      <style:text-properties fo:font-weight="bold" style:font-weight-asian="bold" style:font-weight-complex="bold" fo:font-size="12pt" style:font-size-asian="12pt" style:font-size-complex="12pt" fo:language="fr" fo:country="FR"/>
    </style:style>
    <style:style style:name="TitrecentralCar" style:display-name="Titre central Car" style:family="text" style:parent-style-name="Titre1Car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language="fr" fo:country="FR"/>
    </style:style>
    <style:style style:name="Numérodepage" style:display-name="Numéro de page" style:family="text" style:parent-style-name="Policepardéfaut"/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extedebullesCar" style:display-name="Texte de bulles Car" style:family="text" style:parent-style-name="Policepardéfau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asian="Arial" style:font-name-complex="Arial" fo:color="#231F20" fo:letter-spacing="-0.0006in" style:text-scale="100%" fo:font-size="10pt" style:font-size-asian="10pt" style:font-size-complex="10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Arial" style:font-name-complex="Arial" fo:color="#231F20" fo:letter-spacing="-0.0006in" style:text-scale="100%" fo:font-size="10pt" style:font-size-asian="10pt" style:font-size-complex="10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asian="Arial" fo:color="#231F20" fo:letter-spacing="-0.0006in" style:text-scale="100%" fo:font-size="10pt" style:font-size-asian="10pt" style:font-size-complex="10pt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end"/>
      <style:text-properties style:font-name="Calibri" style:font-name-complex="Calibri" fo:color="#0078D7" fo:font-size="10pt" style:font-size-asian="10pt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27778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draw:frame draw:z-index="251659264" draw:id="id0" draw:style-name="a0" draw:name="MSIPCMa3ee421bb43c65f3f9b8050e" text:anchor-type="paragraph" svg:x="0in" svg:y="11.18542in" svg:width="8.26806in" svg:height="0.29861in" style:rel-width="scale" style:rel-height="scale"><draw:text-box><text:p text:style-name="P2">Classification : Internal</text:p></draw:text-box><svg:title/><svg:desc>{"HashCode":1319653229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et personelle signature SP</dc:title>
    <meta:initial-creator>Youssef DAHAR</meta:initial-creator>
    <dc:creator>Youssef DAHAR</dc:creator>
    <meta:creation-date>2022-06-22T11:10:00Z</meta:creation-date>
    <dc:date>2023-04-19T10:53:00Z</dc:date>
    <meta:template xlink:href="Let%20personelle%20signature%20SP.ott" xlink:type="simple"/>
    <meta:editing-cycles>1</meta:editing-cycles>
    <meta:editing-duration>PT1560S</meta:editing-duration>
    <meta:user-defined meta:name="AppVersion">16.0000</meta:user-defined>
    <meta:user-defined meta:name="Created" meta:value-type="date">2020-02-23T00:00:00Z</meta:user-defined>
    <meta:user-defined meta:name="Creator">Adobe Illustrator CC 22.1 (Macintosh)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3-05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MSIP_Label_8ffbc0b8-e97b-47d1-beac-cb0955d66f3b_Enabled">true</meta:user-defined>
    <meta:user-defined meta:name="MSIP_Label_8ffbc0b8-e97b-47d1-beac-cb0955d66f3b_SetDate">2023-04-19T10:53:31Z</meta:user-defined>
    <meta:user-defined meta:name="MSIP_Label_8ffbc0b8-e97b-47d1-beac-cb0955d66f3b_Method">Standard</meta:user-defined>
    <meta:user-defined meta:name="MSIP_Label_8ffbc0b8-e97b-47d1-beac-cb0955d66f3b_Name">8ffbc0b8-e97b-47d1-beac-cb0955d66f3b</meta:user-defined>
    <meta:user-defined meta:name="MSIP_Label_8ffbc0b8-e97b-47d1-beac-cb0955d66f3b_SiteId">614f9c25-bffa-42c7-86d8-964101f55fa2</meta:user-defined>
    <meta:user-defined meta:name="MSIP_Label_8ffbc0b8-e97b-47d1-beac-cb0955d66f3b_ActionId">d91d3bfd-d999-4ed4-af54-7b10d6fc0631</meta:user-defined>
    <meta:user-defined meta:name="MSIP_Label_8ffbc0b8-e97b-47d1-beac-cb0955d66f3b_ContentBits">2</meta:user-defined>
    <meta:document-statistic meta:page-count="1" meta:paragraph-count="2" meta:word-count="167" meta:character-count="1086" meta:row-count="7" meta:non-whitespace-character-count="921"/>
  </office:meta>
</office:document-meta>
</file>